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Standard">
      <style:text-properties fo:color="#000000" style:font-name="Arial" fo:font-size="11pt" fo:letter-spacing="normal"/>
    </style:style>
    <style:style style:name="P6" style:family="paragraph" style:parent-style-name="Standard">
      <style:text-properties fo:color="#000000" style:font-name="Arial" fo:font-size="11pt" fo:letter-spacing="normal" officeooo:paragraph-rsid="0020c8ea"/>
    </style:style>
    <style:style style:name="P7" style:family="paragraph" style:parent-style-name="Standard">
      <style:text-properties fo:color="#000000" style:font-name="Arial" fo:font-size="11pt" fo:letter-spacing="normal" officeooo:paragraph-rsid="00245f88"/>
    </style:style>
    <style:style style:name="P8" style:family="paragraph" style:parent-style-name="Standard">
      <style:text-properties fo:color="#000000" style:font-name="Arial" fo:font-size="11pt" officeooo:paragraph-rsid="0022a17b"/>
    </style:style>
    <style:style style:name="P9" style:family="paragraph" style:parent-style-name="Standard">
      <style:text-properties officeooo:rsid="001f9900" officeooo:paragraph-rsid="00245f88"/>
    </style:style>
    <style:style style:name="P10" style:family="paragraph" style:parent-style-name="Table_20_Contents">
      <style:text-properties officeooo:rsid="0020c8ea" officeooo:paragraph-rsid="0020c8ea"/>
    </style:style>
    <style:style style:name="P11" style:family="paragraph" style:parent-style-name="Table_20_Contents">
      <style:text-properties officeooo:rsid="0022a17b" officeooo:paragraph-rsid="0022a17b"/>
    </style:style>
    <style:style style:name="P12" style:family="paragraph" style:parent-style-name="Table_20_Contents">
      <style:text-properties officeooo:rsid="00245f88" officeooo:paragraph-rsid="00245f88"/>
    </style:style>
    <style:style style:name="P13" style:family="paragraph" style:parent-style-name="Table_20_Contents">
      <style:text-properties officeooo:rsid="001f9900" officeooo:paragraph-rsid="00245f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amt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15"/></text:p>
            <text:p text:style-name="P3">6c6</text:p>
            <text:p text:style-name="P3">&lt; Deposit Successful</text:p>
            <text:p text:style-name="P3">---</text:p>
            <text:p text:style-name="P3">&gt; Error: Amount must be entered in cents and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Withdraw Successfu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2 000000 000001 00000000 <text:s text:c="2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ln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<text:soft-page-break/>to be deposite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_wd_ov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9,10c8,9</text:p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  <text:p text:style-name="P4">&gt; Error: You can not withdraw any more from this account toda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5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12">Expected Prompt has wrong error message</text:p>
          </table:table-cell>
          <table:table-cell table:style-name="Table1.E2" office:value-type="string">
            <text:p text:style-name="P12">Enter 'login' to begin:</text:p>
            <text:p text:style-name="P12">Are you 'retail' or 'agent'?</text:p>
            <text:p text:style-name="P12">Enter a valid command:</text:p>
            <text:p text:style-name="P12">Enter a valid account number:</text:p>
            <text:p text:style-name="P12">Error: Account number must be greater than 0.</text:p>
            <text:p text:style-name="P12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5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12">Expected Prompt has wrong error message</text:p>
          </table:table-cell>
          <table:table-cell table:style-name="Table1.E2" office:value-type="string">
            <text:p text:style-name="P12">Enter 'login' to begin:</text:p>
            <text:p text:style-name="P12">Are you 'retail' or 'agent'?</text:p>
            <text:p text:style-name="P12">Enter a valid command:</text:p>
            <text:p text:style-name="P12">Enter a valid account number:</text:p>
            <text:p text:style-name="P12">Error: Account number must be greater than 0.</text:p>
            <text:p text:style-name="P12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7">Test a transfer in <text:soft-page-break/>retail under normal conditions</text:p>
          </table:table-cell>
          <table:table-cell table:style-name="Table1.A2" office:value-type="string">
            <text:p text:style-name="P4">1,2c1</text:p>
            <text:p text:style-name="P4"><text:soft-page-break/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12">Expected Prompt <text:soft-page-break/>had underscores and no empty transaction string indicating end</text:p>
          </table:table-cell>
          <table:table-cell table:style-name="Table1.E2" office:value-type="string">
            <text:p text:style-name="P9">03 000002 000001 <text:soft-page-break/>00100000 <text:s text:c="15"/></text:p>
            <text:p text:style-name="P13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5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11">ExpectedPrompt missing error message</text:p>
          </table:table-cell>
          <table:table-cell table:style-name="Table1.E2" office:value-type="string">
            <text:p text:style-name="P11">Enter ‘login’ to begin:</text:p>
            <text:p text:style-name="P11">Are you ‘retail’ or ‘agent’:</text:p>
            <text:p text:style-name="P11">Enter a valid command:</text:p>
            <text:p text:style-name="P11">Enter a valid account number to transfer from:</text:p>
            <text:p text:style-name="P11">Error: Account numbers must be 1-6 digits.</text:p>
            <text:p text:style-name="P11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8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11">Unnecessary input in prompt file</text:p>
          </table:table-cell>
          <table:table-cell table:style-name="Table1.E2" office:value-type="string">
            <text:p text:style-name="P11">login</text:p>
            <text:p text:style-name="P11">retail</text:p>
            <text:p text:style-name="P11">transfer</text:p>
            <text:p text:style-name="P11">0000012</text:p>
            <text:p text:style-name="P11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6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10">Doesn't check if account number is the same</text:p>
          </table:table-cell>
          <table:table-cell table:style-name="Table1.E2" office:value-type="string">
            <text:p text:style-name="P10">if (account_num_from == account_num_to)</text:p>
            <text:p text:style-name="P10"><text:tab/><text:tab/>print error_transfer_same</text:p>
            <text:p text:style-name="P10"><text:tab/><text:tab/>return 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8T16:08:48.191350883</dc:date>
    <meta:editing-duration>PT37M2S</meta:editing-duration>
    <meta:editing-cycles>4</meta:editing-cycles>
    <meta:generator>LibreOffice/4.3.2.2$Linux_X86_64 LibreOffice_project/430m0$Build-2</meta:generator>
    <meta:document-statistic meta:table-count="1" meta:image-count="0" meta:object-count="0" meta:page-count="6" meta:paragraph-count="216" meta:word-count="830" meta:character-count="4864" meta:non-whitespace-character-count="4117"/>
  </office:meta>
</office:document-meta>
</file>